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59e" officeooo:paragraph-rsid="0019659e"/>
    </style:style>
    <style:style style:name="P2" style:family="paragraph" style:parent-style-name="Standard">
      <style:text-properties officeooo:rsid="0019659e" officeooo:paragraph-rsid="0019659e"/>
    </style:style>
    <style:style style:name="P3" style:family="paragraph" style:parent-style-name="Standard">
      <style:text-properties officeooo:rsid="001aff1d" officeooo:paragraph-rsid="001af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以LLVM/Clang为研究对象，深入探究语言处理系统的完整工作过程</text:p>
      <text:p text:style-name="P1">完整工作过程：</text:p>
      <text:p text:style-name="P1">1. 预处理</text:p>
      <text:p text:style-name="P1">2. 编译</text:p>
      <text:p text:style-name="P1">3. 汇编</text:p>
      <text:p text:style-name="P1">4. 链接</text:p>
      <text:p text:style-name="P1">5. 加载</text:p>
      <text:p text:style-name="P1">6. 生成可执行代码</text:p>
      <text:p text:style-name="P1">深入探究：</text:p>
      <text:p text:style-name="P3">1. 预处理器工作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15:01.013934478</meta:creation-date>
    <dc:date>2022-09-20T20:55:42.353031676</dc:date>
    <meta:editing-duration>PT9M4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0" meta:word-count="68" meta:character-count="91" meta:non-whitespace-character-count="84"/>
  </office:meta>
</office:document-meta>
</file>